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5cm"/>
    </style:style>
    <style:style style:name="co2" style:family="table-column">
      <style:table-column-properties fo:break-before="auto" style:column-width="6.65cm"/>
    </style:style>
    <style:style style:name="co3" style:family="table-column">
      <style:table-column-properties fo:break-before="auto" style:column-width="17.799cm"/>
    </style:style>
    <style:style style:name="co4" style:family="table-column">
      <style:table-column-properties fo:break-before="auto" style:column-width="12.15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cc33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Method name</text:p>
          </table:table-cell>
          <table:table-cell table:style-name="ce1" office:value-type="string" calcext:value-type="string">
            <text:p>Input || Database input/query</text:p>
          </table:table-cell>
          <table:table-cell table:style-name="ce1" office:value-type="string" calcext:value-type="string">
            <text:p>Desired outcome || $target</text:p>
          </table:table-cell>
          <table:table-cell/>
        </table:table-row>
        <table:table-row table:style-name="ro2">
          <table:table-cell table:style-name="ce2"/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testDoCreate() </text:p>
          </table:table-cell>
          <table:table-cell office:value-type="string" calcext:value-type="string">
            <text:p>rep_robj_xrev_revobj (id) : (1337)</text:p>
          </table:table-cell>
          <table:table-cell office:value-type="string" calcext:value-type="string">
            <text:p>array(id =&gt; 1337, group_id =&gt; 0)</text:p>
          </table:table-cell>
          <table:table-cell/>
        </table:table-row>
        <table:table-row table:style-name="ro2">
          <table:table-cell table:style-name="ce4"/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testDoUpdate()</text:p>
          </table:table-cell>
          <table:table-cell office:value-type="string" calcext:value-type="string">
            <text:p>$record1: rep_robj_xrev_revobj (id) : (1337)</text:p>
          </table:table-cell>
          <table:table-cell office:value-type="string" calcext:value-type="string">
            <text:p>$record1 != $record2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 calcext:value-type="string">
            <text:p>$record2: rep_robj_xrev_revobj (id,group_id) : (1337,1338)</text:p>
          </table:table-cell>
          <table:table-cell table:number-columns-repeated="2"/>
        </table:table-row>
        <table:table-row table:style-name="ro2">
          <table:table-cell table:style-name="ce4"/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testDoRead()</text:p>
          </table:table-cell>
          <table:table-cell office:value-type="string" calcext:value-type="string">
            <text:p>rep_robj_xrev_revobj (id,group_id) : (2300,4600)</text:p>
          </table:table-cell>
          <table:table-cell office:value-type="string" calcext:value-type="string">
            <text:p>$test_id2 == group_id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 calcext:value-type="string">
            <text:p>$test_id2 = 4600</text:p>
          </table:table-cell>
          <table:table-cell table:number-columns-repeated="2"/>
        </table:table-row>
        <table:table-row table:style-name="ro2">
          <table:table-cell table:style-name="ce4"/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testDoClone()</text:p>
          </table:table-cell>
          <table:table-cell office:value-type="string" calcext:value-type="string">
            <text:p>rep_robj_xrev_revobj (id,group_id) : (1339,42)</text:p>
          </table:table-cell>
          <table:table-cell office:value-type="string" calcext:value-type="string">
            <text:p>group_id == group_id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 calcext:value-type="string">
            <text:p>rep_robj_xrev_revobj (id,group_id) : (1340,42)</text:p>
          </table:table-cell>
          <table:table-cell table:number-columns-repeated="2"/>
        </table:table-row>
        <table:table-row table:style-name="ro2">
          <table:table-cell table:style-name="ce4"/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testLoadQuestionsByUser()</text:p>
          </table:table-cell>
          <table:table-cell office:value-type="string" calcext:value-type="string">
            <text:p>rep_robj_xrev_quest (question_id,title,owner) : ($test_id1,“Test Title“,*)</text:p>
          </table:table-cell>
          <table:table-cell office:value-type="string" calcext:value-type="string">
            <text:p>array("id" =&gt; $test_id1, "title" =&gt; $test_title)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 calcext:value-type="string">
            <text:p>rep_robj_xrev_quest (id,question_id,review_obj_state) : ($test_id2,$test_id1,*,1)</text:p>
          </table:table-cell>
          <table:table-cell table:number-columns-repeated="2"/>
        </table:table-row>
        <table:table-row table:style-name="ro2">
          <table:table-cell table:style-name="ce4"/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testLoadReviewsByUser()</text:p>
          </table:table-cell>
          <table:table-cell office:value-type="string" calcext:value-type="string">
            <text:p>qpl_questions (question_id,title) : ($test_id2,“Test Title“)</text:p>
          </table:table-cell>
          <table:table-cell office:value-type="string" calcext:value-type="string">
            <text:p>array("id" =&gt; $test_id1, "question_id" =&gt; $test_id2, <text:s/>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 calcext:value-type="string">
            <text:p>qpl_questions (question_id,state) : ($test_id2,1)</text:p>
          </table:table-cell>
          <table:table-cell office:value-type="string" calcext:value-type="string">
            <text:p><text:s text:c="8"/>"title" =&gt; $test_title, "state" =&gt; 0)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 calcext:value-type="string">
            <text:p>rep_robj_xrev_revi (id,review_obj,reviewer,state,question_id) : ($test_id1,*,*,0,$test_id2)</text:p>
          </table:table-cell>
          <table:table-cell table:number-columns-repeated="2"/>
        </table:table-row>
        <table:table-row table:style-name="ro2">
          <table:table-cell table:style-name="ce2"/>
          <table:table-cell table:number-columns-repeated="4"/>
        </table:table-row>
        <table:table-row table:style-name="ro2">
          <table:table-cell table:style-name="ce5"/>
          <table:table-cell office:value-type="string" calcext:value-type="string">
            <text:p>testLoadReviewById()</text:p>
          </table:table-cell>
          <table:table-cell office:value-type="string" calcext:value-type="string">
            <text:p>$target: rep_robj_xrev_revi (id) : ($test_id)</text:p>
          </table:table-cell>
          <table:table-cell office:value-type="string" calcext:value-type="string">
            <text:p>$target == $recor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$record: array(...) [von loadReviewById($test_id)]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/>
          <table:table-cell office:value-type="string" calcext:value-type="string">
            <text:p>testLoadReviewsByQuestion()</text:p>
          </table:table-cell>
          <table:table-cell office:value-type="string" calcext:value-type="string">
            <text:p>$target: rep_robj_xrev_revi (id,question_id,review_object) : ($test_id1,$test_id2,*)</text:p>
          </table:table-cell>
          <table:table-cell office:value-type="string" calcext:value-type="string">
            <text:p>$target == $recor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$record: array(...) [von loadReviewsByQuestion($test_id2)[0]]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/>
          <table:table-cell office:value-type="string" calcext:value-type="string">
            <text:p>testLoadReviewers()</text:p>
          </table:table-cell>
          <table:table-cell office:value-type="string" calcext:value-type="string">
            <text:p>$target: usr_data (usr_id,firstname,lastname) : (1337,“Max“,“Mustermann“)</text:p>
          </table:table-cell>
          <table:table-cell office:value-type="string" calcext:value-type="string">
            <text:p>$target == $recor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bac_ua (usr_id,rol_id) : (1337,77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object_data (obj_id,title) : (77,*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$record: array(...) [von loadReviewers()[0]]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/>
          <table:table-cell office:value-type="string" calcext:value-type="string">
            <text:p>testLoadUnallocatedQuestions()</text:p>
          </table:table-cell>
          <table:table-cell office:value-type="string" calcext:value-type="string">
            <text:p>qpl_questions (question_id,title,owner) : ($test_id1,“Test Title“,1337)</text:p>
          </table:table-cell>
          <table:table-cell office:value-type="string" calcext:value-type="string">
            <text:p>$target == $recor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p_robj_xrev_quest (id,question_id,state,review_obj) : ($test_id2,$test_id1,0,*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$target: array("id" =&gt; $test_id1, "title" =&gt; $test_title, "owner" =&gt; $test_owner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$record: array(...) [von loadUnallocatedQuestions()[0]]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/>
          <table:table-cell office:value-type="string" calcext:value-type="string">
            <text:p>testLoadReviewedQuestions()</text:p>
          </table:table-cell>
          <table:table-cell office:value-type="string" calcext:value-type="string">
            <text:p>$target: qpl_questions (question_id,title,author) : ($test_id2,“Test Title“,“Max Mustermann“)</text:p>
          </table:table-cell>
          <table:table-cell office:value-type="string" calcext:value-type="string">
            <text:p>$target == $recor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p_robj_xrev_quest (id,state,review_obj,question_id) : ($test_id2,1,*,$test_id1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rep_robj_xrev_revi (id,question_id, state) : ($test_id3,$test_id1,1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$record: array(...) [von loadReviewedQuestions()[0]]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/>
          <table:table-cell office:value-type="string" calcext:value-type="string">
            <text:p>testStoreReviewById()</text:p>
          </table:table-cell>
          <table:table-cell table:style-name="ce6" office:value-type="string" calcext:value-type="string">
            <text:p>$record: rep_robj_xrev_revi (id,state) : ($test_id,0)</text:p>
          </table:table-cell>
          <table:table-cell office:value-type="string" calcext:value-type="string">
            <text:p>$target == $recor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$target: array() //siehe Testdatei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/>
          <table:table-cell office:value-type="string" calcext:value-type="string">
            <text:p>testAllocateReviews()</text:p>
          </table:table-cell>
          <table:table-cell office:value-type="string" calcext:value-type="string">
            <text:p>rep_robj_xrev_quest (id,question_id,review_obj_state) : ($test_id1,$test_id2,*,0)</text:p>
          </table:table-cell>
          <table:table-cell office:value-type="string" calcext:value-type="string">
            <text:p>$target == $recor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$record: rep_robj_xrev_revi (question_id,reviewer) : ($test_id2,$test_id3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$target: array() //siehe Testdatei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/>
          <table:table-cell office:value-type="string" calcext:value-type="string">
            <text:p>testFinishQuestions()</text:p>
          </table:table-cell>
          <table:table-cell office:value-type="string" calcext:value-type="string">
            <text:p>$record: rep_robj_xrev_quest (id,question_id,state,review_obj) : ($test_id1,42,1-&gt;2,*)</text:p>
          </table:table-cell>
          <table:table-cell office:value-type="string" calcext:value-type="string">
            <text:p>2 == $record[„state“]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/>
          <table:table-cell office:value-type="string" calcext:value-type="string">
            <text:p>testTaxonomy()</text:p>
          </table:table-cell>
          <table:table-cell office:value-type="string" calcext:value-type="string">
            <text:p>$test_tax: array() // siehe Testdatei</text:p>
          </table:table-cell>
          <table:table-cell office:value-type="string" calcext:value-type="string">
            <text:p>$test_tax == taxonomy()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/>
          <table:table-cell office:value-type="string" calcext:value-type="string">
            <text:p>testLoadQuestionMetaData()</text:p>
          </table:table-cell>
          <table:table-cell office:value-type="string" calcext:value-type="string">
            <text:p>qpl_questions (question_id,title,description,owner) : ($test_id,“Test Title“,“Test Description“)</text:p>
          </table:table-cell>
          <table:table-cell office:value-type="string" calcext:value-type="string">
            <text:p>$target == $recor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$target: array("title" =&gt; „Test Title“, "description" =&gt; „Test Description“, "firstname" =&gt; „root“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 text:c="20"/>„lastname“ =&gt; „user“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$record: array() [von loadQuestionMetaData($test_id)]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/>
          <table:table-cell office:value-type="string" calcext:value-type="string">
            <text:p>testLoadQuestionTaxonomyData()</text:p>
          </table:table-cell>
          <table:table-cell office:value-type="string" calcext:value-type="string">
            <text:p>qpl_rev_qst (question_id,taxonomy,knowledge_dimension) : ($test_id,2,3)</text:p>
          </table:table-cell>
          <table:table-cell office:value-type="string" calcext:value-type="string">
            <text:p>$target == $recor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$target: array("taxonomy" =&gt; 2, "knowledge_dimension" =&gt; 3);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$record: array(...) [von loadQuestionTaxonomyData($test_id)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.00.0000</text:date>, <text:time style:data-style-name="N2" text:time-value="20:41:02.06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20:26:16.714071910</meta:creation-date>
    <dc:date>2015-01-16T22:30:58.131000000</dc:date>
    <meta:editing-duration>PT1H27M6S</meta:editing-duration>
    <meta:editing-cycles>20</meta:editing-cycles>
    <meta:generator>LibreOffice/4.3.2.2$Windows_x86 LibreOffice_project/edfb5295ba211bd31ad47d0bad0118690f76407d</meta:generator>
    <meta:document-statistic meta:table-count="1" meta:cell-count="81" meta:object-count="0"/>
  </office:meta>
</office:document-meta>
</file>